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paragraph-properties fo:text-align="center" style:justify-single-word="false"/>
      <style:text-properties style:font-name="Ubuntu" style:text-underline-style="solid" style:text-underline-width="auto" style:text-underline-color="font-color" officeooo:rsid="000222c8" officeooo:paragraph-rsid="000222c8"/>
    </style:style>
    <style:style style:name="P2"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80f72" officeooo:paragraph-rsid="00180f72" style:font-weight-asian="normal" style:font-weight-complex="normal"/>
    </style:style>
    <style:style style:name="P3"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361417" officeooo:paragraph-rsid="00361417" style:font-weight-asian="normal" style:font-weight-complex="normal"/>
    </style:style>
    <style:style style:name="P4" style:family="paragraph" style:parent-style-name="Standard">
      <style:paragraph-properties fo:text-align="start" style:justify-single-word="false"/>
      <style:text-properties style:font-name="Ubuntu" style:text-underline-style="none" fo:font-weight="bold" officeooo:rsid="000364a1" officeooo:paragraph-rsid="000364a1" style:font-weight-asian="bold" style:font-weight-complex="bold"/>
    </style:style>
    <style:style style:name="P5" style:family="paragraph" style:parent-style-name="Standard">
      <style:paragraph-properties fo:text-align="start" style:justify-single-word="false"/>
      <style:text-properties style:font-name="Ubuntu" style:text-underline-style="none" fo:font-weight="bold" officeooo:rsid="000364a1" officeooo:paragraph-rsid="00361417" style:font-weight-asian="bold" style:font-weight-complex="bold"/>
    </style:style>
    <style:style style:name="P6" style:family="paragraph" style:parent-style-name="Standard">
      <style:paragraph-properties fo:text-align="start" style:justify-single-word="false"/>
      <style:text-properties style:font-name="Ubuntu" style:text-underline-style="none" fo:font-weight="bold" officeooo:rsid="000364a1" officeooo:paragraph-rsid="00445ef7" style:font-weight-asian="bold" style:font-weight-complex="bold"/>
    </style:style>
    <style:style style:name="P7" style:family="paragraph" style:parent-style-name="Standard">
      <style:paragraph-properties fo:text-align="start" style:justify-single-word="false"/>
      <style:text-properties style:font-name="Ubuntu" style:text-underline-style="none" fo:font-weight="bold" officeooo:rsid="00063dd1" officeooo:paragraph-rsid="00063dd1" style:font-weight-asian="bold" style:font-weight-complex="bold"/>
    </style:style>
    <style:style style:name="P8" style:family="paragraph" style:parent-style-name="Standard">
      <style:paragraph-properties fo:text-align="start" style:justify-single-word="false"/>
      <style:text-properties style:font-name="Ubuntu" style:text-underline-style="none" fo:font-weight="bold" officeooo:rsid="00274330" officeooo:paragraph-rsid="00274330" style:font-weight-asian="bold" style:font-weight-complex="bold"/>
    </style:style>
    <style:style style:name="P9" style:family="paragraph" style:parent-style-name="Standard">
      <style:paragraph-properties fo:text-align="start" style:justify-single-word="false"/>
      <style:text-properties style:font-name="Ubuntu" style:text-underline-style="none" fo:font-weight="normal" officeooo:rsid="000364a1" officeooo:paragraph-rsid="000364a1" style:font-weight-asian="normal" style:font-weight-complex="normal"/>
    </style:style>
    <style:style style:name="P10" style:family="paragraph" style:parent-style-name="Standard">
      <style:paragraph-properties fo:text-align="start" style:justify-single-word="false"/>
      <style:text-properties style:font-name="Ubuntu" style:text-underline-style="none" fo:font-weight="normal" officeooo:rsid="000364a1" officeooo:paragraph-rsid="00112a3c" style:font-weight-asian="normal" style:font-weight-complex="normal"/>
    </style:style>
    <style:style style:name="P11" style:family="paragraph" style:parent-style-name="Standard">
      <style:paragraph-properties fo:text-align="start" style:justify-single-word="false"/>
      <style:text-properties style:font-name="Ubuntu" style:text-underline-style="none" fo:font-weight="normal" officeooo:rsid="000364a1" officeooo:paragraph-rsid="002cdb4d" style:font-weight-asian="normal" style:font-weight-complex="normal"/>
    </style:style>
    <style:style style:name="P12" style:family="paragraph" style:parent-style-name="Standard">
      <style:paragraph-properties fo:text-align="start" style:justify-single-word="false"/>
      <style:text-properties style:font-name="Ubuntu" style:text-underline-style="none" fo:font-weight="normal" officeooo:rsid="000461b7" officeooo:paragraph-rsid="000461b7" style:font-weight-asian="normal" style:font-weight-complex="normal"/>
    </style:style>
    <style:style style:name="P13" style:family="paragraph" style:parent-style-name="Standard">
      <style:paragraph-properties fo:text-align="start" style:justify-single-word="false"/>
      <style:text-properties style:font-name="Ubuntu" style:text-underline-style="none" fo:font-weight="normal" officeooo:rsid="000461b7" officeooo:paragraph-rsid="00063dd1" style:font-weight-asian="normal" style:font-weight-complex="normal"/>
    </style:style>
    <style:style style:name="P14" style:family="paragraph" style:parent-style-name="Standard">
      <style:paragraph-properties fo:text-align="start" style:justify-single-word="false"/>
      <style:text-properties style:font-name="Ubuntu" style:text-underline-style="none" fo:font-weight="normal" officeooo:rsid="000d2a71" officeooo:paragraph-rsid="000d2a71" style:font-weight-asian="normal" style:font-weight-complex="normal"/>
    </style:style>
    <style:style style:name="P15" style:family="paragraph" style:parent-style-name="Standard">
      <style:paragraph-properties fo:text-align="start" style:justify-single-word="false"/>
      <style:text-properties style:font-name="Ubuntu" style:text-underline-style="none" fo:font-weight="normal" officeooo:rsid="00112a3c" officeooo:paragraph-rsid="00112a3c" style:font-weight-asian="normal" style:font-weight-complex="normal"/>
    </style:style>
    <style:style style:name="P16" style:family="paragraph" style:parent-style-name="Standard">
      <style:paragraph-properties fo:text-align="start" style:justify-single-word="false"/>
      <style:text-properties style:font-name="Ubuntu" style:text-underline-style="none" fo:font-weight="normal" officeooo:rsid="00112a3c" officeooo:paragraph-rsid="002bce26" style:font-weight-asian="normal" style:font-weight-complex="normal"/>
    </style:style>
    <style:style style:name="P17" style:family="paragraph" style:parent-style-name="Standard">
      <style:paragraph-properties fo:text-align="start" style:justify-single-word="false"/>
      <style:text-properties style:font-name="Ubuntu" style:text-underline-style="none" fo:font-weight="normal" officeooo:rsid="00063dd1" officeooo:paragraph-rsid="00063dd1" style:font-weight-asian="normal" style:font-weight-complex="normal"/>
    </style:style>
    <style:style style:name="P18" style:family="paragraph" style:parent-style-name="Standard">
      <style:paragraph-properties fo:text-align="start" style:justify-single-word="false"/>
      <style:text-properties style:font-name="Ubuntu" style:text-underline-style="none" fo:font-weight="normal" officeooo:rsid="00180f72" officeooo:paragraph-rsid="00180f72" style:font-weight-asian="normal" style:font-weight-complex="normal"/>
    </style:style>
    <style:style style:name="P19" style:family="paragraph" style:parent-style-name="Standard">
      <style:paragraph-properties fo:text-align="start" style:justify-single-word="false"/>
      <style:text-properties style:font-name="Ubuntu" style:text-underline-style="none" fo:font-weight="normal" officeooo:rsid="00180f72" officeooo:paragraph-rsid="001ab5ca" style:font-weight-asian="normal" style:font-weight-complex="normal"/>
    </style:style>
    <style:style style:name="P20" style:family="paragraph" style:parent-style-name="Standard">
      <style:paragraph-properties fo:text-align="start" style:justify-single-word="false"/>
      <style:text-properties style:font-name="Ubuntu" style:text-underline-style="none" fo:font-weight="normal" officeooo:rsid="0019b8a1" officeooo:paragraph-rsid="0019b8a1" style:font-weight-asian="normal" style:font-weight-complex="normal"/>
    </style:style>
    <style:style style:name="P21" style:family="paragraph" style:parent-style-name="Standard">
      <style:paragraph-properties fo:text-align="start" style:justify-single-word="false"/>
      <style:text-properties style:font-name="Ubuntu" style:text-underline-style="none" fo:font-weight="normal" officeooo:rsid="002aa954" officeooo:paragraph-rsid="002aa954" style:font-weight-asian="normal" style:font-weight-complex="normal"/>
    </style:style>
    <style:style style:name="P22" style:family="paragraph" style:parent-style-name="Standard">
      <style:paragraph-properties fo:text-align="start" style:justify-single-word="false"/>
      <style:text-properties style:font-name="Ubuntu" style:text-underline-style="none" fo:font-weight="normal" officeooo:rsid="00257103" officeooo:paragraph-rsid="000364a1" style:font-weight-asian="normal" style:font-weight-complex="normal"/>
    </style:style>
    <style:style style:name="P23" style:family="paragraph" style:parent-style-name="Standard">
      <style:paragraph-properties fo:text-align="start" style:justify-single-word="false"/>
      <style:text-properties style:font-name="Ubuntu" style:text-underline-style="none" fo:font-weight="normal" officeooo:rsid="00306bfe" officeooo:paragraph-rsid="00306bfe" style:font-weight-asian="normal" style:font-weight-complex="normal"/>
    </style:style>
    <style:style style:name="P24" style:family="paragraph" style:parent-style-name="Standard">
      <style:paragraph-properties fo:text-align="start" style:justify-single-word="false"/>
      <style:text-properties style:font-name="Ubuntu" style:text-underline-style="none" fo:font-weight="normal" officeooo:rsid="0052dbd2" officeooo:paragraph-rsid="000364a1" style:font-weight-asian="normal" style:font-weight-complex="normal"/>
    </style:style>
    <style:style style:name="P25" style:family="paragraph" style:parent-style-name="Standard">
      <style:paragraph-properties fo:text-align="start" style:justify-single-word="false"/>
      <style:text-properties style:font-name="Ubuntu" fo:font-style="normal" style:text-underline-style="none" fo:font-weight="normal" officeooo:rsid="00241dc8" officeooo:paragraph-rsid="000364a1"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style:font-name="Ubuntu" fo:font-style="normal" style:text-underline-style="none" fo:font-weight="normal" officeooo:rsid="00274330" officeooo:paragraph-rsid="000364a1"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style:font-name="Ubuntu" fo:font-style="normal" style:text-underline-style="none" fo:font-weight="normal" officeooo:rsid="0028c969" officeooo:paragraph-rsid="000364a1"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style:font-name="Ubuntu" fo:font-style="normal" style:text-underline-style="none" fo:font-weight="normal" officeooo:rsid="0028c969" officeooo:paragraph-rsid="0028c969"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style:font-name="Ubuntu" fo:font-style="normal" style:text-underline-style="none" fo:font-weight="normal" officeooo:rsid="003b196c" officeooo:paragraph-rsid="000364a1"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style:font-name="Ubuntu" fo:font-style="normal" style:text-underline-style="none" fo:font-weight="normal" officeooo:rsid="003c5b70" officeooo:paragraph-rsid="000364a1"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style:font-name="Ubuntu" fo:font-style="normal" style:text-underline-style="none" fo:font-weight="normal" officeooo:rsid="00364482" officeooo:paragraph-rsid="00361417"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style:font-name="Ubuntu" fo:font-style="normal" style:text-underline-style="none" fo:font-weight="normal" officeooo:rsid="00382908" officeooo:paragraph-rsid="00361417"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style:font-name="Ubuntu" fo:font-style="normal" style:text-underline-style="none" fo:font-weight="normal" officeooo:rsid="00385c68" officeooo:paragraph-rsid="00361417"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style:font-name="Ubuntu" fo:font-style="normal" style:text-underline-style="none" fo:font-weight="normal" officeooo:rsid="0030ec36" officeooo:paragraph-rsid="000364a1"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style:font-name="Ubuntu" fo:font-style="normal" style:text-underline-style="none" fo:font-weight="normal" officeooo:rsid="0030ec36" officeooo:paragraph-rsid="0030ec36"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style:font-name="Ubuntu" fo:font-style="normal" style:text-underline-style="none" fo:font-weight="normal" officeooo:rsid="0031e1ae" officeooo:paragraph-rsid="0031e1ae"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style:font-name="Ubuntu" fo:font-style="normal" style:text-underline-style="none" fo:font-weight="normal" officeooo:rsid="00491320" officeooo:paragraph-rsid="00491320"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style:font-name="Ubuntu" fo:font-style="normal" style:text-underline-style="none" fo:font-weight="normal" officeooo:rsid="004b1b1f" officeooo:paragraph-rsid="004b1b1f"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style:font-name="Ubuntu" fo:font-style="normal" style:text-underline-style="none" fo:font-weight="normal" officeooo:rsid="004d1255" officeooo:paragraph-rsid="004d1255"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style:font-name="Ubuntu" fo:font-style="normal" style:text-underline-style="none" fo:font-weight="normal" officeooo:rsid="00521ec5" officeooo:paragraph-rsid="000364a1"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style:font-name="Ubuntu" fo:font-style="normal" style:text-underline-style="none" fo:font-weight="bold" officeooo:rsid="004b1b1f" officeooo:paragraph-rsid="00491320" style:font-style-asian="normal" style:font-weight-asian="bold" style:font-style-complex="normal" style:font-weight-complex="bold"/>
    </style:style>
    <style:style style:name="P42" style:family="paragraph" style:parent-style-name="Standard">
      <style:paragraph-properties fo:text-align="start" style:justify-single-word="false"/>
      <style:text-properties style:font-name="Ubuntu" fo:font-style="normal" style:text-underline-style="solid" style:text-underline-width="auto" style:text-underline-color="font-color" fo:font-weight="normal" officeooo:rsid="00364482" officeooo:paragraph-rsid="00361417"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style:font-name="Ubuntu" fo:font-style="normal" style:text-underline-style="solid" style:text-underline-width="auto" style:text-underline-color="font-color" fo:font-weight="normal" officeooo:rsid="003a3986" officeooo:paragraph-rsid="00361417"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style:font-name="Ubuntu" fo:font-style="italic" style:text-underline-style="none" fo:font-weight="normal" officeooo:rsid="00361417" officeooo:paragraph-rsid="00361417" style:font-style-asian="italic" style:font-weight-asian="normal" style:font-style-complex="italic" style:font-weight-complex="normal"/>
    </style:style>
    <style:style style:name="P45" style:family="paragraph" style:parent-style-name="Standard">
      <style:paragraph-properties fo:text-align="start" style:justify-single-word="false"/>
      <style:text-properties style:font-name="Ubuntu" fo:font-style="italic" style:text-underline-style="none" fo:font-weight="normal" officeooo:rsid="00491320" officeooo:paragraph-rsid="00491320" style:font-style-asian="italic" style:font-weight-asian="normal" style:font-style-complex="italic" style:font-weight-complex="normal"/>
    </style:style>
    <style:style style:name="P46" style:family="paragraph" style:parent-style-name="Standard">
      <style:paragraph-properties fo:text-align="start" style:justify-single-word="false"/>
      <style:text-properties style:font-name="Ubuntu" fo:font-style="italic" style:text-underline-style="none" fo:font-weight="normal" officeooo:rsid="004b1b1f" officeooo:paragraph-rsid="004b1b1f" style:font-style-asian="italic" style:font-weight-asian="normal" style:font-style-complex="italic" style:font-weight-complex="normal"/>
    </style:style>
    <style:style style:name="P47" style:family="paragraph" style:parent-style-name="Standard">
      <style:paragraph-properties fo:text-align="start" style:justify-single-word="false"/>
      <style:text-properties style:font-name="Ubuntu" fo:font-style="italic" style:text-underline-style="none" fo:font-weight="bold" officeooo:rsid="003b196c" officeooo:paragraph-rsid="000364a1" style:font-style-asian="italic" style:font-weight-asian="bold" style:font-style-complex="italic" style:font-weight-complex="bold"/>
    </style:style>
    <style:style style:name="P48" style:family="paragraph" style:parent-style-name="Standard">
      <style:paragraph-properties fo:text-align="start" style:justify-single-word="false"/>
      <style:text-properties style:font-name="Ubuntu" fo:font-style="italic" style:text-underline-style="solid" style:text-underline-width="auto" style:text-underline-color="font-color" fo:font-weight="normal" officeooo:rsid="00361417" officeooo:paragraph-rsid="00361417" style:font-style-asian="italic" style:font-weight-asian="normal" style:font-style-complex="italic" style:font-weight-complex="normal"/>
    </style:style>
    <style:style style:name="P49" style:family="paragraph" style:parent-style-name="Standard">
      <style:paragraph-properties fo:text-align="start" style:justify-single-word="false"/>
      <style:text-properties officeooo:paragraph-rsid="000364a1"/>
    </style:style>
    <style:style style:name="P50" style:family="paragraph" style:parent-style-name="Standard">
      <style:paragraph-properties fo:text-align="start" style:justify-single-word="false"/>
      <style:text-properties officeooo:rsid="0031e1ae" officeooo:paragraph-rsid="0031e1ae"/>
    </style:style>
    <style:style style:name="T1" style:family="text">
      <style:text-properties officeooo:rsid="000461b7"/>
    </style:style>
    <style:style style:name="T2" style:family="text">
      <style:text-properties officeooo:rsid="00063dd1"/>
    </style:style>
    <style:style style:name="T3" style:family="text">
      <style:text-properties officeooo:rsid="000803e7"/>
    </style:style>
    <style:style style:name="T4" style:family="text">
      <style:text-properties officeooo:rsid="000eed7a"/>
    </style:style>
    <style:style style:name="T5" style:family="text">
      <style:text-properties style:text-underline-style="solid" style:text-underline-width="auto" style:text-underline-color="font-color" officeooo:rsid="000eed7a"/>
    </style:style>
    <style:style style:name="T6" style:family="text">
      <style:text-properties style:text-underline-style="solid" style:text-underline-width="auto" style:text-underline-color="font-color" officeooo:rsid="002cdb4d"/>
    </style:style>
    <style:style style:name="T7" style:family="text">
      <style:text-properties style:text-underline-style="solid" style:text-underline-width="auto" style:text-underline-color="font-color" officeooo:rsid="00521ec5"/>
    </style:style>
    <style:style style:name="T8" style:family="text">
      <style:text-properties officeooo:rsid="00112a3c"/>
    </style:style>
    <style:style style:name="T9" style:family="text">
      <style:text-properties officeooo:rsid="0012ff83"/>
    </style:style>
    <style:style style:name="T10" style:family="text">
      <style:text-properties officeooo:rsid="0015f87f"/>
    </style:style>
    <style:style style:name="T11" style:family="text">
      <style:text-properties officeooo:rsid="00180f72"/>
    </style:style>
    <style:style style:name="T12" style:family="text">
      <style:text-properties fo:font-weight="bold" style:font-weight-asian="bold" style:font-weight-complex="bold"/>
    </style:style>
    <style:style style:name="T13" style:family="text">
      <style:text-properties fo:font-weight="bold" officeooo:rsid="00180f72" style:font-weight-asian="bold" style:font-weight-complex="bold"/>
    </style:style>
    <style:style style:name="T14" style:family="text">
      <style:text-properties fo:font-weight="bold" officeooo:rsid="001d24cd" style:font-weight-asian="bold" style:font-weight-complex="bold"/>
    </style:style>
    <style:style style:name="T15" style:family="text">
      <style:text-properties fo:font-weight="bold" officeooo:rsid="0030ec36" style:font-weight-asian="bold" style:font-weight-complex="bold"/>
    </style:style>
    <style:style style:name="T16" style:family="text">
      <style:text-properties fo:font-weight="bold" officeooo:rsid="00521ec5" style:font-weight-asian="bold" style:font-weight-complex="bold"/>
    </style:style>
    <style:style style:name="T17" style:family="text">
      <style:text-properties fo:font-weight="bold" officeooo:rsid="00588c20" style:font-weight-asian="bold" style:font-weight-complex="bold"/>
    </style:style>
    <style:style style:name="T18" style:family="text">
      <style:text-properties officeooo:rsid="0019b8a1"/>
    </style:style>
    <style:style style:name="T19" style:family="text">
      <style:text-properties officeooo:rsid="001ab5ca"/>
    </style:style>
    <style:style style:name="T20" style:family="text">
      <style:text-properties officeooo:rsid="001d24cd"/>
    </style:style>
    <style:style style:name="T21" style:family="text">
      <style:text-properties fo:font-weight="normal" style:font-weight-asian="normal" style:font-weight-complex="normal"/>
    </style:style>
    <style:style style:name="T22" style:family="text">
      <style:text-properties fo:font-weight="normal" officeooo:rsid="00257103" style:font-weight-asian="normal" style:font-weight-complex="normal"/>
    </style:style>
    <style:style style:name="T23" style:family="text">
      <style:text-properties fo:font-weight="normal" officeooo:rsid="004ebe1c" style:font-weight-asian="normal" style:font-weight-complex="normal"/>
    </style:style>
    <style:style style:name="T24" style:family="text">
      <style:text-properties fo:font-weight="normal" officeooo:rsid="0052dbd2" style:font-weight-asian="normal" style:font-weight-complex="normal"/>
    </style:style>
    <style:style style:name="T25" style:family="text">
      <style:text-properties officeooo:rsid="001f2176"/>
    </style:style>
    <style:style style:name="T26" style:family="text">
      <style:text-properties officeooo:rsid="001f610f"/>
    </style:style>
    <style:style style:name="T27" style:family="text">
      <style:text-properties officeooo:rsid="00233966"/>
    </style:style>
    <style:style style:name="T28" style:family="text">
      <style:text-properties fo:font-style="italic" style:font-style-asian="italic" style:font-style-complex="italic"/>
    </style:style>
    <style:style style:name="T29" style:family="text">
      <style:text-properties fo:font-style="italic" officeooo:rsid="00233966" style:font-style-asian="italic" style:font-style-complex="italic"/>
    </style:style>
    <style:style style:name="T30" style:family="text">
      <style:text-properties fo:font-style="italic" officeooo:rsid="003c5b70" style:font-style-asian="italic" style:font-style-complex="italic"/>
    </style:style>
    <style:style style:name="T31" style:family="text">
      <style:text-properties fo:font-style="italic" officeooo:rsid="003efd70" style:font-style-asian="italic" style:font-style-complex="italic"/>
    </style:style>
    <style:style style:name="T32" style:family="text">
      <style:text-properties fo:font-style="italic" officeooo:rsid="00521ec5" style:font-style-asian="italic" style:font-style-complex="italic"/>
    </style:style>
    <style:style style:name="T33" style:family="text">
      <style:text-properties fo:font-style="italic" fo:font-weight="bold" officeooo:rsid="003b196c" style:font-style-asian="italic" style:font-weight-asian="bold" style:font-style-complex="italic" style:font-weight-complex="bold"/>
    </style:style>
    <style:style style:name="T34" style:family="text">
      <style:text-properties fo:font-style="italic" fo:font-weight="bold" officeooo:rsid="003c5b70" style:font-style-asian="italic" style:font-weight-asian="bold" style:font-style-complex="italic" style:font-weight-complex="bold"/>
    </style:style>
    <style:style style:name="T35" style:family="text">
      <style:text-properties fo:font-style="italic" fo:font-weight="bold" officeooo:rsid="00521ec5" style:font-style-asian="italic" style:font-weight-asian="bold" style:font-style-complex="italic" style:font-weight-complex="bold"/>
    </style:style>
    <style:style style:name="T36" style:family="text">
      <style:text-properties fo:font-style="normal" style:font-style-asian="normal" style:font-style-complex="normal"/>
    </style:style>
    <style:style style:name="T37" style:family="text">
      <style:text-properties fo:font-style="normal" officeooo:rsid="00233966" style:font-style-asian="normal" style:font-style-complex="normal"/>
    </style:style>
    <style:style style:name="T38" style:family="text">
      <style:text-properties fo:font-style="normal" officeooo:rsid="00241dc8" style:font-style-asian="normal" style:font-style-complex="normal"/>
    </style:style>
    <style:style style:name="T39" style:family="text">
      <style:text-properties fo:font-style="normal" officeooo:rsid="00274330" style:font-style-asian="normal" style:font-style-complex="normal"/>
    </style:style>
    <style:style style:name="T40" style:family="text">
      <style:text-properties fo:font-style="normal" officeooo:rsid="0028c969" style:font-style-asian="normal" style:font-style-complex="normal"/>
    </style:style>
    <style:style style:name="T41" style:family="text">
      <style:text-properties fo:font-style="normal" officeooo:rsid="002a5cb1" style:font-style-asian="normal" style:font-style-complex="normal"/>
    </style:style>
    <style:style style:name="T42" style:family="text">
      <style:text-properties fo:font-style="normal" officeooo:rsid="00364482" style:font-style-asian="normal" style:font-style-complex="normal"/>
    </style:style>
    <style:style style:name="T43" style:family="text">
      <style:text-properties fo:font-style="normal" officeooo:rsid="00382908" style:font-style-asian="normal" style:font-style-complex="normal"/>
    </style:style>
    <style:style style:name="T44" style:family="text">
      <style:text-properties fo:font-style="normal" officeooo:rsid="00385c68" style:font-style-asian="normal" style:font-style-complex="normal"/>
    </style:style>
    <style:style style:name="T45" style:family="text">
      <style:text-properties fo:font-style="normal" officeooo:rsid="0039b307" style:font-style-asian="normal" style:font-style-complex="normal"/>
    </style:style>
    <style:style style:name="T46" style:family="text">
      <style:text-properties fo:font-style="normal" officeooo:rsid="003a3986" style:font-style-asian="normal" style:font-style-complex="normal"/>
    </style:style>
    <style:style style:name="T47" style:family="text">
      <style:text-properties fo:font-style="normal" officeooo:rsid="003b196c" style:font-style-asian="normal" style:font-style-complex="normal"/>
    </style:style>
    <style:style style:name="T48" style:family="text">
      <style:text-properties fo:font-style="normal" officeooo:rsid="003c5b70" style:font-style-asian="normal" style:font-style-complex="normal"/>
    </style:style>
    <style:style style:name="T49" style:family="text">
      <style:text-properties fo:font-style="normal" officeooo:rsid="003efd70" style:font-style-asian="normal" style:font-style-complex="normal"/>
    </style:style>
    <style:style style:name="T50" style:family="text">
      <style:text-properties fo:font-style="normal" officeooo:rsid="004b1b1f" style:font-style-asian="normal" style:font-style-complex="normal"/>
    </style:style>
    <style:style style:name="T51" style:family="text">
      <style:text-properties fo:font-style="normal" officeooo:rsid="00521ec5" style:font-style-asian="normal" style:font-style-complex="normal"/>
    </style:style>
    <style:style style:name="T52" style:family="text">
      <style:text-properties fo:font-style="normal" officeooo:rsid="005b865a" style:font-style-asian="normal" style:font-style-complex="normal"/>
    </style:style>
    <style:style style:name="T53" style:family="text">
      <style:text-properties fo:font-style="normal" style:text-underline-style="solid" style:text-underline-width="auto" style:text-underline-color="font-color" officeooo:rsid="00274330" style:font-style-asian="normal" style:font-style-complex="normal"/>
    </style:style>
    <style:style style:name="T54" style:family="text">
      <style:text-properties fo:font-style="normal" style:text-underline-style="solid" style:text-underline-width="auto" style:text-underline-color="font-color" officeooo:rsid="00382908" style:font-style-asian="normal" style:font-style-complex="normal"/>
    </style:style>
    <style:style style:name="T55" style:family="text">
      <style:text-properties fo:font-style="normal" fo:font-weight="bold" officeooo:rsid="0028c969" style:font-style-asian="normal" style:font-weight-asian="bold" style:font-style-complex="normal" style:font-weight-complex="bold"/>
    </style:style>
    <style:style style:name="T56" style:family="text">
      <style:text-properties fo:font-style="normal" fo:font-weight="bold" officeooo:rsid="003c5b70" style:font-style-asian="normal" style:font-weight-asian="bold" style:font-style-complex="normal" style:font-weight-complex="bold"/>
    </style:style>
    <style:style style:name="T57" style:family="text">
      <style:text-properties fo:font-style="normal" fo:font-weight="bold" officeooo:rsid="004b1b1f" style:font-style-asian="normal" style:font-weight-asian="bold" style:font-style-complex="normal" style:font-weight-complex="bold"/>
    </style:style>
    <style:style style:name="T58" style:family="text">
      <style:text-properties fo:font-style="normal" fo:font-weight="bold" officeooo:rsid="005c6a7f" style:font-style-asian="normal" style:font-weight-asian="bold" style:font-style-complex="normal" style:font-weight-complex="bold"/>
    </style:style>
    <style:style style:name="T59" style:family="text">
      <style:text-properties officeooo:rsid="00241dc8"/>
    </style:style>
    <style:style style:name="T60" style:family="text">
      <style:text-properties officeooo:rsid="00257103"/>
    </style:style>
    <style:style style:name="T61" style:family="text">
      <style:text-properties officeooo:rsid="00274330"/>
    </style:style>
    <style:style style:name="T62" style:family="text">
      <style:text-properties officeooo:rsid="002a5cb1"/>
    </style:style>
    <style:style style:name="T63" style:family="text">
      <style:text-properties officeooo:rsid="002aa954"/>
    </style:style>
    <style:style style:name="T64" style:family="text">
      <style:text-properties officeooo:rsid="002bce26"/>
    </style:style>
    <style:style style:name="T65" style:family="text">
      <style:text-properties officeooo:rsid="002cdb4d"/>
    </style:style>
    <style:style style:name="T66" style:family="text">
      <style:text-properties officeooo:rsid="00306bfe"/>
    </style:style>
    <style:style style:name="T67" style:family="text">
      <style:text-properties officeooo:rsid="0030ec36"/>
    </style:style>
    <style:style style:name="T68" style:family="text">
      <style:text-properties style:font-name="Ubuntu" style:text-underline-style="none" fo:font-weight="normal" officeooo:rsid="0030ec36" style:font-weight-asian="normal" style:font-weight-complex="normal"/>
    </style:style>
    <style:style style:name="T69" style:family="text">
      <style:text-properties style:font-name="Ubuntu" fo:font-style="italic" style:text-underline-style="none" fo:font-weight="normal" officeooo:rsid="0030ec36" style:font-style-asian="italic" style:font-weight-asian="normal" style:font-style-complex="italic" style:font-weight-complex="normal"/>
    </style:style>
    <style:style style:name="T70" style:family="text">
      <style:text-properties style:font-name="Ubuntu" fo:font-style="italic" style:text-underline-style="none" fo:font-weight="bold" officeooo:rsid="0031e1ae" style:font-style-asian="italic" style:font-weight-asian="bold" style:font-style-complex="italic" style:font-weight-complex="bold"/>
    </style:style>
    <style:style style:name="T71" style:family="text">
      <style:text-properties style:font-name="Ubuntu" fo:font-style="normal" style:text-underline-style="none" fo:font-weight="normal" style:font-style-asian="normal" style:font-weight-asian="normal" style:font-style-complex="normal" style:font-weight-complex="normal"/>
    </style:style>
    <style:style style:name="T72" style:family="text">
      <style:text-properties style:font-name="Ubuntu" fo:font-style="normal" style:text-underline-style="none" fo:font-weight="normal" officeooo:rsid="0030ec36" style:font-style-asian="normal" style:font-weight-asian="normal" style:font-style-complex="normal" style:font-weight-complex="normal"/>
    </style:style>
    <style:style style:name="T73" style:family="text">
      <style:text-properties style:font-name="Ubuntu" fo:font-style="normal" style:text-underline-style="none" fo:font-weight="normal" officeooo:rsid="0031e1ae" style:font-style-asian="normal" style:font-weight-asian="normal" style:font-style-complex="normal" style:font-weight-complex="normal"/>
    </style:style>
    <style:style style:name="T74" style:family="text">
      <style:text-properties style:font-name="Ubuntu" fo:font-style="normal" style:text-underline-style="none" fo:font-weight="normal" officeooo:rsid="004ad8b3" style:font-style-asian="normal" style:font-weight-asian="normal" style:font-style-complex="normal" style:font-weight-complex="normal"/>
    </style:style>
    <style:style style:name="T75" style:family="text">
      <style:text-properties style:font-name="Ubuntu" fo:font-style="normal" style:text-underline-style="none" fo:font-weight="bold" style:font-style-asian="normal" style:font-weight-asian="bold" style:font-style-complex="normal" style:font-weight-complex="bold"/>
    </style:style>
    <style:style style:name="T76" style:family="text">
      <style:text-properties officeooo:rsid="00330cf6"/>
    </style:style>
    <style:style style:name="T77" style:family="text">
      <style:text-properties officeooo:rsid="00361417"/>
    </style:style>
    <style:style style:name="T78" style:family="text">
      <style:text-properties officeooo:rsid="00364482"/>
    </style:style>
    <style:style style:name="T79" style:family="text">
      <style:text-properties officeooo:rsid="003b196c"/>
    </style:style>
    <style:style style:name="T80" style:family="text">
      <style:text-properties officeooo:rsid="00445ef7"/>
    </style:style>
    <style:style style:name="T81" style:family="text">
      <style:text-properties officeooo:rsid="00453de3"/>
    </style:style>
    <style:style style:name="T82" style:family="text">
      <style:text-properties officeooo:rsid="004b1b1f"/>
    </style:style>
    <style:style style:name="T83" style:family="text">
      <style:text-properties officeooo:rsid="00521ec5"/>
    </style:style>
    <style:style style:name="T84" style:family="text">
      <style:text-properties officeooo:rsid="005627d3"/>
    </style:style>
    <style:style style:name="T85" style:family="text">
      <style:text-properties officeooo:rsid="00588c20"/>
    </style:style>
    <style:style style:name="T86" style:family="text">
      <style:text-properties officeooo:rsid="00599d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B129 Written Assessment Study Guide</text:p>
      <text:p text:style-name="P1"/>
      <text:p text:style-name="P1"/>
      <text:p text:style-name="P4">Classes and Objects</text:p>
      <text:p text:style-name="P4"/>
      <text:p text:style-name="P10">- <text:span text:style-name="T8">Classes are basic outlines for what objects should be made of and what they should do.</text:span></text:p>
      <text:p text:style-name="P10"/>
      <text:p text:style-name="P16"><text:tab/>→ <text:span text:style-name="T65">Classes define the </text:span><text:span text:style-name="T6">attributes</text:span><text:span text:style-name="T65"> of its objects. This means classes specify the </text:span><text:span text:style-name="T6">names</text:span><text:span text:style-name="T65"> <text:tab/>of the instance variables each object should have. </text:span></text:p>
      <text:p text:style-name="P16"><text:s/><text:tab/></text:p>
      <text:p text:style-name="P15"><text:tab/> <text:s text:c="5"/><text:span text:style-name="T64">=&gt; Attribute = the name of an instance variable + the value of the instance <text:tab/><text:tab/><text:tab/> <text:s text:c="5"/>variables + the ability to access these instance variables via setters and getters</text:span></text:p>
      <text:p text:style-name="P15"/>
      <text:p text:style-name="P15"><text:tab/> <text:s text:c="5"/><text:span text:style-name="T64">=&gt; State is the collection of all the instance variables and their respective values. </text:span></text:p>
      <text:p text:style-name="P15"/>
      <text:p text:style-name="P15"><text:tab/>→ <text:span text:style-name="T65">Classes also define the behaviors/methods of its objects. </text:span></text:p>
      <text:p text:style-name="P15"/>
      <text:p text:style-name="P10"><text:tab/></text:p>
      <text:p text:style-name="P11">- A singular object <text:span text:style-name="T65">instantiated</text:span> from a class is considered to be an INSTANCE of that class.</text:p>
      <text:p text:style-name="P11"/>
      <text:p text:style-name="P11"><text:s/><text:tab/>→ <text:span text:style-name="T9">Instances are unique and contain different information from one another. </text:span></text:p>
      <text:p text:style-name="P11"/>
      <text:p text:style-name="P11">- <text:span text:style-name="T67">When we create an object from a class, we are said to </text:span><text:span text:style-name="T15">instantiate</text:span><text:span text:style-name="T67"> that object.</text:span></text:p>
      <text:p text:style-name="P11"><text:tab/></text:p>
      <text:p text:style-name="P11"><text:tab/>→ <text:span text:style-name="T67">calling #new on a class (the method that creates an object), automatically invokes <text:tab/>the instance method #initialize from within the object. This happens whether we <text:tab/>explicitly define #initialize or not. #initialize is said to be a </text:span><text:span text:style-name="T15">constructor</text:span><text:span text:style-name="T67"> method. </text:span></text:p>
      <text:p text:style-name="P4"/>
      <text:p text:style-name="P4"><text:span text:style-name="T1">A</text:span>ttr*</text:p>
      <text:p text:style-name="P4"/>
      <text:p text:style-name="P12">- attr is a special <text:span text:style-name="T66">method </text:span><text:s/>that creates getter and setter methods without explicitly defining them in the Class.</text:p>
      <text:p text:style-name="P12"/>
      <text:p text:style-name="P12"><text:tab/>attr_reader creates a getter method</text:p>
      <text:p text:style-name="P12"><text:tab/>attr_writer creates a setter method</text:p>
      <text:p text:style-name="P12"><text:tab/>attr_accessor creates both</text:p>
      <text:p text:style-name="P12"/>
      <text:p text:style-name="P12">to use this method, call the version we want to use, followed by the symbol of the instance variable we are getting or setting</text:p>
      <text:p text:style-name="P12"/>
      <text:p text:style-name="P12"><text:tab/>attr_reader :name</text:p>
      <text:p text:style-name="P4"/>
      <text:p text:style-name="P4">getters and setters</text:p>
      <text:p text:style-name="P4"/>
      <text:p text:style-name="P9">- <text:span text:style-name="T1">a getter is a type of instance method that returns (or ‘gets’) the value associated with an instance variable to the caller.</text:span></text:p>
      <text:p text:style-name="P9"/>
      <text:p text:style-name="P9">- <text:span text:style-name="T1">a setter is a type of instance method that allows us to re-assign the value that a particular instance variable </text:span><text:span text:style-name="T10">is pointing to. </text:span></text:p>
      <text:p text:style-name="P7"><text:soft-page-break/></text:p>
      <text:p text:style-name="P4">instance variables, class variables, constants, scoping and relationship with inheritance</text:p>
      <text:p text:style-name="P4"/>
      <text:p text:style-name="P12">- an instance variable is a special type of variable that holds data specific to each unique instance of a class</text:p>
      <text:p text:style-name="P12"/>
      <text:p text:style-name="P13">- <text:span text:style-name="T2">a class variable is a type of variable that holds data at the CLASS level. These variables are NOT unqiue to each instance and pertain to information that is relevant at the class level</text:span></text:p>
      <text:p text:style-name="P17">ie ---→ @@number_of_instances could be a class variable that is incremented every time we create a new instance of a class. <text:s/></text:p>
      <text:p text:style-name="P4"/>
      <text:p text:style-name="P9">- <text:span text:style-name="T3">a constant is a variable type that holds data that can NEVER be re-assigned.</text:span></text:p>
      <text:p text:style-name="P9"/>
      <text:p text:style-name="P14">SCOPING</text:p>
      <text:p text:style-name="P14"/>
      <text:p text:style-name="P14">- instance variables are scoped at the object level and do not cross over between instances of the same class</text:p>
      <text:p text:style-name="P14"/>
      <text:p text:style-name="P14"><text:tab/>→ since they are scoped at the object level, instance variables are accessible by ANY <text:tab/><text:tab/>instance method of the class</text:p>
      <text:p text:style-name="P14"/>
      <text:p text:style-name="P14">- <text:s/><text:span text:style-name="T4">class variables are scoped at the class level.</text:span></text:p>
      <text:p text:style-name="P14"/>
      <text:p text:style-name="P14"><text:tab/>→ <text:span text:style-name="T4">each instance shares a copy of the class variable. This means objects can access <text:tab/>class variables through instance methods</text:span></text:p>
      <text:p text:style-name="P14"><text:tab/>→ <text:span text:style-name="T4">class methods can access class variables if they the variable has been initialized <text:tab/>before the method</text:span></text:p>
      <text:p text:style-name="P14"/>
      <text:p text:style-name="P14">- <text:span text:style-name="T4">constants have </text:span><text:span text:style-name="T5">lexical scope</text:span><text:span text:style-name="T4">. This means that where the constant is defined determines </text:span><text:span text:style-name="T62">where it is available</text:span><text:span text:style-name="T4">.</text:span></text:p>
      <text:p text:style-name="P14"/>
      <text:p text:style-name="P14"><text:tab/>→ <text:span text:style-name="T11">when ruby searches for a reference to an invoked constant, Ruby first searches the <text:tab/>surrounding code structure. Ruby searches inside the method, the class, and module. <text:tab/></text:span></text:p>
      <text:p text:style-name="P14"><text:tab/><text:span text:style-name="T11">If the constant is initialized in a disconnected module, we can call the constant using </text:span></text:p>
      <text:p text:style-name="P14"><text:tab/><text:span text:style-name="T11">the name space operator (</text:span><text:span text:style-name="T13">::)</text:span></text:p>
      <text:p text:style-name="P20"/>
      <text:p text:style-name="P2">Inheritance</text:p>
      <text:p text:style-name="P2"/>
      <text:p text:style-name="P18">- <text:span text:style-name="T18">instance variables</text:span></text:p>
      <text:p text:style-name="P18"/>
      <text:p text:style-name="P18"><text:tab/>→ <text:span text:style-name="T18">in regards to sub-classing and instance variables, a sub-class can access the value associated with an instance variable from the super class as long as the sub-class does not over-ride the instance method where the instance var is initialized. For example, if we assign a value to an instance variable in the #initialize method of a super class, but in the sub-class we override </text:span><text:span text:style-name="T19">#</text:span><text:span text:style-name="T18">initialize and FAIL to pass a value to the instance variable, we will get an error when we try to get the value. </text:span></text:p>
      <text:p text:style-name="P18"/>
      <text:p text:style-name="P19"><text:tab/>→ <text:span text:style-name="T19">Before accessing the instance variable, we MUST call the instance method that <text:tab/>initializes the variable</text:span></text:p>
      <text:p text:style-name="P19"><text:soft-page-break/></text:p>
      <text:p text:style-name="P19"><text:tab/>→ <text:span text:style-name="T19">Because of the above, instance variables and their associated values are not <text:tab/>inherited. </text:span></text:p>
      <text:p text:style-name="P19"/>
      <text:p text:style-name="P19">- <text:span text:style-name="T20">class variables</text:span></text:p>
      <text:p text:style-name="P19"/>
      <text:p text:style-name="P19"><text:tab/>→ <text:span text:style-name="T20">since all instances of a class, as well as SUB-CLASSES of a class, share the </text:span><text:span text:style-name="T14">same <text:tab/></text:span><text:span text:style-name="T20">copy of the value associated with a class variable, it is possible for different sub-<text:tab/>classes to modify a class variable that was originally initialized in the super class. </text:span></text:p>
      <text:p text:style-name="P19"/>
      <text:p text:style-name="P19">- <text:span text:style-name="T25">constants</text:span></text:p>
      <text:p text:style-name="P19"/>
      <text:p text:style-name="P19"><text:tab/>→ <text:span text:style-name="T26">ruby first checks the lexical scope for a reference to the constant. </text:span><text:span text:style-name="T61"><text:s/></text:span><text:span text:style-name="T63">After this, Ruby <text:tab/>searches <text:s/>the inheritance hierarchy (the enclosing class/modules) and then the top <text:tab/>layer of the code base. </text:span></text:p>
      <text:p text:style-name="P21"><text:tab/><text:tab/></text:p>
      <text:p text:style-name="P21"><text:tab/>Lexical Search → Inheritance Hierarchy → Top Layer of the <text:span text:style-name="T84">Code</text:span></text:p>
      <text:p text:style-name="P4"/>
      <text:p text:style-name="P4">instance methods vs class methods</text:p>
      <text:p text:style-name="P4"/>
      <text:p text:style-name="P23">- instance methods expose behavior to instances of a class.</text:p>
      <text:p text:style-name="P23"/>
      <text:p text:style-name="P23"><text:tab/>→ they pertain to the <text:span text:style-name="T12">object</text:span> of a particular class</text:p>
      <text:p text:style-name="P23"/>
      <text:p text:style-name="P23">- class methods are methods that we can call directly on the class itself.</text:p>
      <text:p text:style-name="P23"/>
      <text:p text:style-name="P23"><text:tab/>→ to call, we prepend ‘self’ to the method definition</text:p>
      <text:p text:style-name="P23"/>
      <text:p text:style-name="P23"><text:tab/>→ def <text:span text:style-name="T12">self.display_class</text:span></text:p>
      <text:p text:style-name="P4"/>
      <text:p text:style-name="P4">method access control</text:p>
      <text:p text:style-name="P4"/>
      <text:p text:style-name="P9">- <text:span text:style-name="T79">in Ruby, method access control is the concept that involves restricting or allowing access to the methods defined in a class.</text:span></text:p>
      <text:p text:style-name="P9"/>
      <text:p text:style-name="P9">- <text:span text:style-name="T79">we achieve this through </text:span><text:span text:style-name="T33">access modifiers:</text:span></text:p>
      <text:p text:style-name="P47"/>
      <text:p text:style-name="P9"><text:span text:style-name="T33"><text:tab/></text:span><text:span text:style-name="T47">→ </text:span><text:span text:style-name="T33">public</text:span><text:span text:style-name="T47">: this is the default modifier for instance methods. When a method is public, <text:tab/><text:tab/> <text:s text:c="4"/>it is available to anyone who knows the class name or the object name. </text:span></text:p>
      <text:p text:style-name="P29"/>
      <text:p text:style-name="P9"><text:span text:style-name="T47"><text:tab/>→ </text:span><text:span text:style-name="T34">private: </text:span><text:span text:style-name="T48">these methods are accessible </text:span><text:span text:style-name="T30">within </text:span><text:span text:style-name="T48">the class through other methods but <text:tab/> <text:s/><text:tab/> <text:s text:c="4"/>they are </text:span><text:span text:style-name="T56">not</text:span><text:span text:style-name="T48"> accessible from outside the class. </text:span></text:p>
      <text:p text:style-name="P30"/>
      <text:p text:style-name="P9"><text:span text:style-name="T48"><text:tab/>→ </text:span><text:span text:style-name="T34">protected: </text:span><text:span text:style-name="T48">like private methods, these methods are not accessible from outside <text:tab/> <text:s text:c="3"/><text:tab/> <text:s text:c="4"/>the class; however, they are accessible by instances of the same class. </text:span></text:p>
      <text:p text:style-name="P30"/>
      <text:p text:style-name="P9"><text:span text:style-name="T48"><text:tab/>*</text:span><text:span text:style-name="T49">when we include </text:span><text:span text:style-name="T31">private</text:span><text:span text:style-name="T49"> and </text:span><text:span text:style-name="T31">public</text:span><text:span text:style-name="T49">, these are considered to be method invocations. </text:span></text:p>
      <text:p text:style-name="P30"/>
      <text:p text:style-name="P6"/>
      <text:p text:style-name="P6"><text:soft-page-break/></text:p>
      <text:p text:style-name="P6"/>
      <text:p text:style-name="P6">referencing and setting instance variables vs using getters and setters</text:p>
      <text:p text:style-name="P4"/>
      <text:p text:style-name="P9">- <text:span text:style-name="T80">it is always better to reference and change the values associated with instance variables using getter/setter methods instead of simply calling the instance variable itself.</text:span></text:p>
      <text:p text:style-name="P9"/>
      <text:p text:style-name="P9"><text:tab/>→ <text:span text:style-name="T80">suppose we have a series of integers associated with an instance variable, or a <text:tab/>string that represents someone’s name. To reference that value, we might need to <text:tab/>re-format some of the characters to protect the information. With a getter, we could<text:tab/><text:tab/> manipulate the data in one place and then simply expose the returned value to the <text:tab/>rest of the code base. By contrast, if we simply reference the instance variable <text:tab/>throughout the code base, we might have to invoke multiple methods each time we <text:tab/>reference the instance variable in order to manipulate the data to our needs. This <text:tab/>creates less flexible and more bug-atrracted code. </text:span></text:p>
      <text:p text:style-name="P9"/>
      <text:p text:style-name="P9"><text:tab/>→ <text:span text:style-name="T81">the same is also true with setters. By using a setter method to re-assign values <text:tab/>associated with an instance variable, we are given the flexibility to <text:tab/>manipulate/process/filter this data at the moment the argument is passed to the <text:tab/>setter. When reassigning an instance variable using the ordinary @variable = __ <text:tab/>syntax, we lose much flexibility. </text:span></text:p>
      <text:p text:style-name="P4"/>
      <text:p text:style-name="P4">class inheritance, encapsulation, polymorphism, <text:span text:style-name="T77">abstraction</text:span></text:p>
      <text:p text:style-name="P4"/>
      <text:p text:style-name="P9">- <text:span text:style-name="T76">these are the core tenents of OOP.</text:span></text:p>
      <text:p text:style-name="P9"/>
      <text:p text:style-name="P3"><text:tab/>Encapsulation<text:tab/></text:p>
      <text:p text:style-name="P3"/>
      <text:p text:style-name="P44">- <text:span text:style-name="T36">encapsulation is the </text:span><text:span text:style-name="T42">process of hiding pieces of functionality and making it unavailable to the rest of the code base. Data protection, we are trying to limit access so that data is not changed without total intention.</text:span></text:p>
      <text:p text:style-name="P31"/>
      <text:p text:style-name="P42"><text:tab/>Polymorphism<text:tab/></text:p>
      <text:p text:style-name="P42"/>
      <text:p text:style-name="P44"><text:span text:style-name="T42">- this is the ability for different types of data to respond to the same interface → different objects responding to the SAME method invocation. This can be achieved through the use of a </text:span><text:span text:style-name="T78">module</text:span><text:span text:style-name="T42">. If we use a module with several different instances of different classes, we can allow all our different instances (from different classes) to interface with the same methods.</text:span></text:p>
      <text:p text:style-name="P31"/>
      <text:p text:style-name="P42"><text:tab/>Inheritance<text:tab/></text:p>
      <text:p text:style-name="P42"/>
      <text:p text:style-name="P44"><text:span text:style-name="T42">- </text:span><text:span text:style-name="T43">inheritance occurs when a class inherits behavior from a parent-class, more precisely known as a super class.</text:span></text:p>
      <text:p text:style-name="P32"><text:tab/></text:p>
      <text:p text:style-name="P32"><text:tab/>→ notes regarding inheritance from discussion:</text:p>
      <text:p text:style-name="P32"/>
      <text:p text:style-name="P32"><text:s text:c="2"/><text:tab/> <text:s text:c="4"/>=&gt; a subclass inherits the methods of the superclass.</text:p>
      <text:p text:style-name="P32"/>
      <text:p text:style-name="P44"><text:soft-page-break/><text:span text:style-name="T43"><text:tab/> <text:s text:c="4"/>=&gt; instance variables and their associated values are </text:span><text:span text:style-name="T54">not</text:span><text:span text:style-name="T43"> inheritable. </text:span></text:p>
      <text:p text:style-name="P44"><text:span text:style-name="T43"><text:tab/> <text:s text:c="10"/></text:span><text:span text:style-name="T45"># they only appear to be inherited because the methods that create them are <text:tab/><text:tab/><text:tab/> <text:s/>inherited</text:span></text:p>
      <text:p text:style-name="P32"/>
      <text:p text:style-name="P44"><text:span text:style-name="T43"><text:tab/> <text:s text:c="4"/>=&gt; </text:span><text:span text:style-name="T44">getters and setters are inheritable since they are methods. </text:span></text:p>
      <text:p text:style-name="P33"/>
      <text:p text:style-name="P33"><text:tab/> <text:s text:c="4"/>=&gt; state (the collection of an instance’s instance variables and their values is not <text:tab/><text:tab/> <text:s text:c="10"/>inheritable</text:p>
      <text:p text:style-name="P33"/>
      <text:p text:style-name="P33"><text:tab/><text:span text:style-name="T85">=&gt; </text:span><text:span text:style-name="T17">super</text:span><text:span text:style-name="T85"> is a common method to use when employing inheritance. This method is used within an instance method. When invoked, Ruby travels the inheriance hierachy and searches for a method of the same name (this is used when we override methods). </text:span><text:span text:style-name="T86">Super invokes the method that it finds and then returns the value from this invocation to the original #super call. When we call #super, we need to specifiy the arguments that we want to pass in to super, otherwise, we’ll automatically pass in the arguments that were passed in to the enclosing instance method. </text:span><text:tab/></text:p>
      <text:p text:style-name="P33"><text:tab/></text:p>
      <text:p text:style-name="P48"><text:span text:style-name="T44"><text:tab/></text:span><text:span text:style-name="T46">Abstraction<text:tab/></text:span></text:p>
      <text:p text:style-name="P43"/>
      <text:p text:style-name="P44"><text:span text:style-name="T46">- the final core concept of OOP. Abstraction is the process of hidin</text:span><text:span text:style-name="T47">g unnecessary details from the user. </text:span></text:p>
      <text:p text:style-name="P5"/>
      <text:p text:style-name="P4">modules</text:p>
      <text:p text:style-name="P4"/>
      <text:p text:style-name="P9">- <text:span text:style-name="T27">a module is a collection of behaviors that is usable in a class (or multiple classes). A module becomes a </text:span><text:span text:style-name="T29">mixin </text:span><text:span text:style-name="T37">when the module is combined with a class definition using the method #include. ‘</text:span><text:span text:style-name="T38">Mixing in” a module to a class definition essentially copies and then pastes every line of code from within the module to the class definition.</text:span></text:p>
      <text:p text:style-name="P25"/>
      <text:p text:style-name="P9"><text:span text:style-name="T38">- </text:span><text:span text:style-name="T39">Modules give our code added flexibility and allow us to DRY our code (Don’t Repeat Yourself)</text:span></text:p>
      <text:p text:style-name="P26"/>
      <text:p text:style-name="P26">- use modules when our objects operate on a “has a” relationship.</text:p>
      <text:p text:style-name="P26"><text:s/></text:p>
      <text:p text:style-name="P9"><text:span text:style-name="T39">- modules can be used for </text:span><text:span text:style-name="T53">name-spacing.</text:span><text:span text:style-name="T39"> </text:span><text:span text:style-name="T52">T</text:span><text:span text:style-name="T39">his is the process of grouping similar classes. To access these classes, we use the </text:span><text:span text:style-name="T55">namespace </text:span><text:span text:style-name="T58">resolution </text:span><text:span text:style-name="T55">operator ::</text:span></text:p>
      <text:p text:style-name="P27"><text:tab/></text:p>
      <text:p text:style-name="P27"><text:tab/>→ local_variable = Module::Class.new</text:p>
      <text:p text:style-name="P27"><text:tab/></text:p>
      <text:p text:style-name="P27">* the above code reaches into the module, accesses a class definition, calls the method #new to insatiate a new object and finally assigns this object to the local variable.</text:p>
      <text:p text:style-name="P28"/>
      <text:p text:style-name="P9"><text:span text:style-name="T40">- lastly, modules can be used to store methods that are out of place </text:span><text:span text:style-name="T41">with regards to the rest of the code. </text:span></text:p>
      <text:p text:style-name="P4"/>
      <text:p text:style-name="P4"/>
      <text:p text:style-name="P4">method lookup path</text:p>
      <text:p text:style-name="P4"/>
      <text:p text:style-name="P9">- <text:span text:style-name="T59">the method lookup path is the specific path that Ruby traverses within a codebase to </text:span><text:soft-page-break/><text:span text:style-name="T59">locate a method that has been invoked. The path that Ruby searches is as follows:</text:span></text:p>
      <text:p text:style-name="P9"/>
      <text:p text:style-name="P9"><text:tab/><text:span text:style-name="T59">Class → </text:span><text:span text:style-name="T60">Mixins(modules) → Object → Kernel → BasicObject</text:span></text:p>
      <text:p text:style-name="P9"/>
      <text:p text:style-name="P9">- <text:span text:style-name="T60">when we use inheritance + multiple modules, the path is as follows:</text:span></text:p>
      <text:p text:style-name="P9"/>
      <text:p text:style-name="P9"><text:tab/><text:span text:style-name="T60">SubClass → Module2 → Module1 → SuperClass → Object → Kernel → BasicObject</text:span></text:p>
      <text:p text:style-name="P9"><text:s/><text:tab/></text:p>
      <text:p text:style-name="P4"><text:span text:style-name="T21">* </text:span><text:span text:style-name="T22">note regarding modules * → if multiple modules are mixed in, Ruby searches the module that is furthest down the codebase FIRST.</text:span></text:p>
      <text:p text:style-name="P22"/>
      <text:p text:style-name="P8"><text:span text:style-name="T22">A</text:span><text:span text:style-name="T21">lso, we can call #ancestors on the class to expose the look up path described above. </text:span></text:p>
      <text:p text:style-name="P4"/>
      <text:p text:style-name="P4"/>
      <text:p text:style-name="P4">Self</text:p>
      <text:p text:style-name="P4"/>
      <text:p text:style-name="P9">- <text:span text:style-name="T67">in the context of OOP, </text:span><text:span text:style-name="T15">self</text:span><text:span text:style-name="T67"> can refer to different things depending on where it is used in the code.</text:span></text:p>
      <text:p text:style-name="P9"><text:tab/></text:p>
      <text:p text:style-name="P49"><text:span text:style-name="T68">1. self is used when calling </text:span><text:span text:style-name="T69">setter </text:span><text:span text:style-name="T72">methods from within the class. When we don’t use self, ruby will think we are initializing a local variable.</text:span></text:p>
      <text:p text:style-name="P34"/>
      <text:p text:style-name="P49"><text:span text:style-name="T72"><text:tab/>- </text:span><text:span text:style-name="T73">this means that within an instance </text:span><text:span text:style-name="T74">method</text:span><text:span text:style-name="T73">, self refers to the </text:span><text:span text:style-name="T70">instance.</text:span></text:p>
      <text:p text:style-name="P34"/>
      <text:p text:style-name="P35">2. self is also used when defining class methods. We prepend ‘self’ to the name of the method. This turns the method into a class method.</text:p>
      <text:p text:style-name="P36"/>
      <text:p text:style-name="P50"><text:span text:style-name="T71"><text:tab/>- this means that inside of a class, but outside of an instance method definition, class <text:tab/>refers to the actual </text:span><text:span text:style-name="T75">class.</text:span></text:p>
      <text:p text:style-name="P4"/>
      <text:p text:style-name="P4">reading oo code</text:p>
      <text:p text:style-name="P4"/>
      <text:p text:style-name="P4">fake operators and equality</text:p>
      <text:p text:style-name="P4"/>
      <text:p text:style-name="P37">- <text:span text:style-name="T28">fake operators</text:span></text:p>
      <text:p text:style-name="P45"/>
      <text:p text:style-name="P45"><text:tab/>→ <text:span text:style-name="T50">many operators in ruby are fake operators. This means that though they look like operators ( +, -, * for example) they are actually methods. This means their definitions can be overridden and we can provide added functionality to how they function. This also means that the ‘correct’ syntax for these fake operators should be </text:span><text:span text:style-name="T57">object.+(argument). </text:span><text:span text:style-name="T50">However this looks very unintuitive so ruby provides us with syntactical sugar and allows us to invoke these kinds of methods like so: </text:span><text:span text:style-name="T57">obj + argument. </text:span></text:p>
      <text:p text:style-name="P41"/>
      <text:p text:style-name="P45"><text:span text:style-name="T57">- </text:span><text:span text:style-name="T82">equivalence</text:span></text:p>
      <text:p text:style-name="P45"/>
      <text:p text:style-name="P46"><text:tab/>→ <text:span text:style-name="T36">equivalence is the act of checking to see if two objects/their respective values are <text:tab/>equivalent. </text:span></text:p>
      <text:p text:style-name="P38"/>
      <text:p text:style-name="P39"><text:tab/>→ == is an operator that compares the values of an object. </text:p>
      <text:p text:style-name="P39"><text:soft-page-break/><text:tab/>→ #equal? Is a method that checks if the two objects are the SAME object. </text:p>
      <text:p text:style-name="P39"/>
      <text:p text:style-name="P39"><text:tab/>→ == is actually #== --→ an instance method. The class that is calling this method determines the functionality of the method. The BasicObject class defines this method; however, we can override this definition for our custom classes and explicitly determine how the method should operate. The BasicObject definition actually checks if two objects are the same (like the #equal? Method) <text:s/>– the classes (Array, String…) add the parameter of checking for value instead of equality. </text:p>
      <text:p text:style-name="P4"/>
      <text:p text:style-name="P4"><text:tab/>→ <text:span text:style-name="T23">#=== is another method. Used by case statements – very rare to explicitly define. </text:span></text:p>
      <text:p text:style-name="P4"/>
      <text:p text:style-name="P4">collaborator objects</text:p>
      <text:p text:style-name="P4"/>
      <text:p text:style-name="P9">- <text:span text:style-name="T83">an object that is stored as state (or rather, assigned to an instance variable) is said to be a </text:span><text:span text:style-name="T7">collaborator</text:span><text:span text:style-name="T83"> </text:span><text:span text:style-name="T7">object</text:span><text:span text:style-name="T83">. Thus, </text:span><text:span text:style-name="T16">technically</text:span><text:span text:style-name="T83">, all objects that are stored in instance variables are said to be collaborator objects. However, when we specifically use the term collaborator object, we are usually referring to </text:span><text:span text:style-name="T32">custom objects</text:span><text:span text:style-name="T35"> </text:span><text:span text:style-name="T51">that are stored in an instance variable.</text:span></text:p>
      <text:p text:style-name="P40"/>
      <text:p text:style-name="P40">- collaborator objects (in this case, custom objects) are useful as they can allow us to connect instances of different classes to one another. </text:p>
      <text:p text:style-name="P4"/>
      <text:p text:style-name="P4"/>
      <text:p text:style-name="P4">creating a code spike</text:p>
      <text:p text:style-name="P4"/>
      <text:p text:style-name="P4">- <text:span text:style-name="T24">a code spike is essentially just exploratory code that helps us get ideas on the editor page. We’re just brain dumping ideas. The point of the code is basically to be able to throw it away- we’re just exploring initial hunches and ideas.</text:span></text:p>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09T14:17:33.347206503</dc:date>
    <meta:editing-duration>PT10H21M24S</meta:editing-duration>
    <meta:editing-cycles>36</meta:editing-cycles>
    <meta:generator>LibreOffice/7.3.6.2$Linux_X86_64 LibreOffice_project/30$Build-2</meta:generator>
    <meta:print-date>2023-03-08T20:09:31.489207881</meta:print-date>
    <meta:document-statistic meta:table-count="0" meta:image-count="0" meta:object-count="0" meta:page-count="7" meta:paragraph-count="127" meta:word-count="2196" meta:character-count="13126" meta:non-whitespace-character-count="10808"/>
  </office:meta>
</office:document-meta>
</file>